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style:font-name="Times New Roman2"/>
    </style:style>
    <style:style style:name="T2" style:family="text">
      <style:text-properties style:text-line-through-style="none" style:font-name="Times New Roman1" fo:font-size="10pt" fo:letter-spacing="normal" fo:font-style="normal" fo:font-weight="normal" style:text-blinking="false" style:font-size-asian="10pt" style:font-size-complex="10pt"/>
    </style:style>
    <style:style style:name="T3" style:family="text">
      <style:text-properties fo:font-style="normal" style:font-style-asian="normal" style:font-style-complex="normal"/>
    </style:style>
    <style:style style:name="T4" style:family="text">
      <style:text-properties style:font-name="Times New Roman1" fo:font-size="10pt" fo:letter-spacing="normal" fo:font-style="normal" fo:font-weight="normal" style:font-size-asian="10pt" style:font-size-complex="10pt"/>
    </style:style>
    <style:style style:name="T5" style:family="text">
      <style:text-properties style:font-name="Times New Roman1" fo:font-size="10pt" fo:letter-spacing="normal" fo:font-style="italic" fo:font-weight="normal" style:font-size-asian="10pt" style:font-size-complex="10pt"/>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font-variant="normal" fo:text-transform="none" fo:color="#000000" style:font-name="Times New Roman1" fo:font-size="14pt" fo:letter-spacing="normal" fo:font-style="normal" fo:font-weight="normal"/>
    </style:style>
    <style:style style:name="T10" style:family="text">
      <style:text-properties fo:font-variant="normal" fo:text-transform="none" fo:color="#000000" style:font-name="Times New Roman1" fo:font-size="14pt" fo:letter-spacing="normal" fo:font-style="italic"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style:text-line-through-style="none" style:font-name="Times New Roman1" fo:font-size="14pt" fo:letter-spacing="normal" fo:font-style="normal" style:text-underline-style="none" fo:font-weight="normal" style:text-blinking="false"/>
    </style:style>
    <style:style style:name="T13" style:family="text">
      <style:text-properties fo:font-variant="normal" fo:text-transform="none" style:font-name="Times New Roman1" fo:font-size="14pt" fo:letter-spacing="normal" fo:font-style="normal" fo:font-weight="normal"/>
    </style:style>
    <style:style style:name="T14" style:family="text">
      <style:text-properties fo:font-variant="normal" fo:text-transform="none" fo:color="#ff0000" fo:letter-spacing="normal"/>
    </style:style>
    <style:style style:name="T15" style:family="text">
      <style:text-properties fo:color="#000000" style:font-name="Times New Roman1" fo:font-size="14pt" fo:letter-spacing="normal" fo:font-style="italic" fo:font-weight="normal"/>
    </style:style>
    <style:style style:name="T16" style:family="text">
      <style:text-properties style:font-name="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vide <text:span text:style-name="T6">Métamorphoses</text:span></text:p>
      <text:p text:style-name="P1">A.-M. Boxus, J. Poucet, Bruxelles, 2008</text:p>
      <text:p text:style-name="Standard"><text:span text:style-name="T3">[en ligne] : </text:span><text:a xlink:type="simple" xlink:href="http://bcs.fltr.ucl.ac.be/METAM/Met10/M10-1-142.htm#Ilyest" text:style-name="Internet_20_link" text:visited-style-name="Visited_20_Internet_20_Link"><text:span text:style-name="T3">http ://bcs.fltr.ucl.ac.be/METAM/Met10/M10-1-142.htm</text:span></text:a></text:p>
      <text:p text:style-name="Standard"/>
      <text:h text:style-name="Heading_20_1" text:outline-level="1">Livre X</text:h>
      <text:h text:style-name="Heading_20_2" text:outline-level="2">Eurydice perdue, retrouvée et reperdue (10, 1-63)<text:note text:id="ftn1" text:note-class="footnote"><text:note-citation>1</text:note-citation><text:note-body><text:p text:style-name="Footnote"><text:span text:style-name="T4">L’intégralité du livre 10 et le début du livre 11 (</text:span><text:span text:style-name="T2">1-84</text:span><text:span text:style-name="T4">) se rattachent plus ou moins directement au personnage d’Orphée. Ce mythe est l’un des plus obscurs et les plus chargés de symbolisme que connaisse la mythologie grecque : il a en effet évolué en une véritable théologie, qui a suscité une littérature abondante et, dans une large mesure, ésotérique (cf. P. Grimal). Orphée est un poète-musicien, un enchanteur-magicien, sans doute le plus célèbre des temps mythiques, ainsi que le fondateur de différents mystères.</text:span></text:p><text:p text:style-name="Footnote"><text:span text:style-name="T4">Né en Thrace au pays des Muses, fils du roi Oeagre et d’une muse (Calliope ou Polhymnie) selon les versions les plus connues de sa légende, ce chanteur-musicien-poète par excellence joue de la lyre et de la cithare, qu’il aurait inventée ou améliorée. Ses chants étaient si envoûtants que tous les êtres (arbres, plantes, animaux, humains…) subissaient son charme. Il participa à l’expédition des Argonautes, où son chant aida les participants en diverses circonstances, mais l’épisode le plus connu de sa légende est sa descente aux Enfers pour y récupérer son épouse Eurydice ; l’échec de sa tentative le laissa inconsolable (</text:span><text:span text:style-name="T2">10, 1-85</text:span><text:span text:style-name="T4">). Sa mort a été rapportée différemment selon les récits (11, </text:span><text:span text:style-name="T2">1-84</text:span><text:span text:style-name="T4">). On peut comparer au texte des </text:span><text:span text:style-name="T5">Métamorphoses</text:span><text:span text:style-name="T4"> l’évocation du mythe d’Orphée et d’Eurydice chez Virgile, </text:span><text:span text:style-name="T5">Géorgiques</text:span><text:span text:style-name="T4">, </text:span><text:span text:style-name="T2">4, 453-527</text:span><text:span text:style-name="T4">, dont Ovide s’est visiblement inspiré.</text:span></text:p></text:note-body></text:note></text:h>
      <text:p text:style-name="_3c_label_3e_">Quittant la Crète, Hyménée se rend en Thrace à l’appel d’Orphée qui vient d’épouser Eurydice, mais des présages peu rassurants seront bientôt confirmés par la mort d’Eurydice, mordue par un serpent. (10, 1-10)</text:p>
      <text:p text:style-name="_3c_label_3e_">Après avoir beaucoup pleuré, Orphée ose descendre aux Enfers, pour obtenir de Pluton et Proserpine la permission de ramener Eurydice sur terre. En un plaidoyer direct et précis, s’accompagnant de sa lyre, il expose sa requête au nom de l’Amour, dieu bien connu des souverains infernaux, tout en précisant qu’il ne demande pour Eurydice qu’un répit et non la possibilité d’échapper définitivement à la mort, sort naturel de tous les humains. (10, 11-39)</text:p>
      <text:p text:style-name="_3c_label_3e_">Le chant déchirant d’Orphée attendrit tous les occupants des Enfers, et surtout leurs souverains, qui permirent à Eurydice de suivre son époux, mais à la condition que celui-ci ne se retournât pas avant leur arrivée sur terre. Juste avant de toucher au but, Orphée céda à la curiosité et perdit une seconde fois son épouse bien-aimée. (10, 40-63)</text:p>
      <text:p text:style-name="_3c_l_3e_">S’éloignant de là, enveloppé d’un voile couleur de safran,</text:p>
      <text:p text:style-name="_3c_l_3e_">Hyménée<text:note text:id="ftn2" text:note-class="footnote"><text:note-citation>2</text:note-citation><text:note-body><text:p text:style-name="Footnote">Les trois premiers vers assurent la transition avec la fin du livre 9 qui relatait une histoire située en Crète, celle des noces heureuses d’Iphis et de Ianthé (9, 666-797). Elles étaient rehaussées par la présence de divinités du mariage, dont Hyménée (voir 9, 975-797, et la n. à 9, 762).</text:p></text:note-body></text:note> traverse l’immense éther et gagne les rives des Cicones<text:note text:id="ftn3" text:note-class="footnote"><text:note-citation>3</text:note-citation><text:note-body><text:p text:style-name="Footnote">Les Cicones étaient un peuple de Thrace, à l’embouchure de l’Hèbre. Ovide transporte le lecteur en Thrace, où la légende, apparemment inconnue d’Homère et d’Hésiode, fait naître Orphée.</text:p></text:note-body></text:note>,</text:p>
      <text:p text:style-name="_3c_l_3e_">Tandis que l’appelle, bien inutilement, la voix d’Orphée.</text:p>
      <text:p text:style-name="_3c_l_3e_">Il y est venu<text:note text:id="ftn4" text:note-class="footnote"><text:note-citation>4</text:note-citation><text:note-body><text:p text:style-name="Footnote">Contraste avec la fin du livre 9. Le dieu Hyménée est bien présent lors des noces, mais il n’est porteur que de mauvais présages. Aux noces de Procnè et Térée (6, 429), il était absent.</text:p></text:note-body></text:note>, sans doute, mais sans y apporter</text:p>
      <text:p text:style-name="_3c_l_3e_">Formules solennelles, visage réjoui ou présage heureux.</text:p>
      <text:p text:style-name="_3c_l_3e_">Et même la torche qu’il tenait ne cessa de grésiller et de fumer</text:p>
      <text:p text:style-name="_3c_l_3e_">À tirer des larmes ; il l’agitait sans en faire jaillir aucune flamme.</text:p>
      <text:p text:style-name="_3c_l_3e_">La suite du présage fut pire ; en effet, tandis que dans l’herbe</text:p>
      <text:p text:style-name="_3c_l_3e_">Se promène la jeune épousée<text:note text:id="ftn5" text:note-class="footnote"><text:note-citation>5</text:note-citation><text:note-body><text:p text:style-name="Footnote">Eurydice, qui dès l’époque hellénistique semble appartenir au monde des nymphes, ici les Naïades (pour Virgile, <text:span text:style-name="T6">Géorg.</text:span><text:span text:style-name="T3">, 4, 460, les Dryades).</text:span></text:p></text:note-body></text:note> avec son escorte de Naïades,</text:p>
      <text:p text:style-name="_3c_l_3e_">Elle meurt, mordue au talon par la dent d’un serpent.</text:p>
      <text:p text:style-name="_3c_l_3e_"><text:soft-page-break/>Le poète du Rhodope<text:note text:id="ftn6" text:note-class="footnote"><text:note-citation>6</text:note-citation><text:note-body><text:p text:style-name="Footnote">Une montagne de Thrace, pays d’Orphée. Voir 6, 87-88 et 589, ainsi que 2, 222.</text:p></text:note-body></text:note>, après l’avoir beaucoup pleurée ici-bas,</text:p>
      <text:p text:style-name="_3c_l_3e_">N’hésita même pas à aller explorer le monde des Ombres,</text:p>
      <text:p text:style-name="_3c_l_3e_">Et osa descendre vers le Styx par la porte du Ténare<text:note text:id="ftn7" text:note-class="footnote"><text:note-citation>7</text:note-citation><text:note-body><text:p text:style-name="Footnote">Le Styx est un fleuve des Enfers (cf. notamment 1, 139-140 et surtout 1, 189 avec la note ; cf. aussi Virgile, <text:span text:style-name="T6">Én.</text:span><text:span text:style-name="T3">, 6, 132-134, 252, 323). Le Ténare est un promontoire de Laconie, à l’extrémité sud du Péloponnèse, où l’on plaçait une porte d’entrée vers le royaume des ombres (cf. 2, 247 ; </text:span><text:span text:style-name="T6">Fast.</text:span><text:span text:style-name="T3">, 4, 612). Pour une description d’une visite au royaume des Ombres, voir aussi 4, 432-463.</text:span></text:p></text:note-body></text:note>.</text:p>
      <text:p text:style-name="_3c_l_3e_">Traversant foules inconsistantes et fantômes honorés de sépulture<text:note text:id="ftn8" text:note-class="footnote"><text:note-citation>8</text:note-citation><text:note-body><text:p text:style-name="Footnote">Peut-être une réminiscence virgilienne (cf. <text:span text:style-name="T6">Én.</text:span><text:span text:style-name="T3">, 6, 156-182, pour Misène ; 6, 295-383, pour Palinure).</text:span></text:p></text:note-body></text:note>,</text:p>
      <text:p text:style-name="_3c_l_3e_">Il rejoint Perséphone et le maître du lugubre royaume des Ombres<text:note text:id="ftn9" text:note-class="footnote"><text:note-citation>9</text:note-citation><text:note-body><text:p text:style-name="Footnote">Le roi et la reine des Enfers sont Pluton/Dis et Perséphone/Proserpine, à qui Ovide a consacré un long passage (5, 362-571)</text:p></text:note-body></text:note>.</text:p>
      <text:p text:style-name="_3c_l_3e_">Alors, accompagnant son chant des accords de sa lyre, il dit ainsi :</text:p>
      <text:p text:style-name="_3c_l_3e_">« Ô puissances divines du monde placé sous la terre,</text:p>
      <text:p text:style-name="_3c_l_3e_">Où tous nous retombons, mortelles créatures que nous sommes ;</text:p>
      <text:p text:style-name="_3c_l_3e_">Si je puis négliger les détours d’un discours hypocrite,</text:p>
      <text:p text:style-name="_3c_l_3e_">Si vous me permettre de parler vrai, je ne suis pas descendu ici</text:p>
      <text:p text:style-name="_3c_l_3e_">Pour visiter l’obscur Tartare<text:note text:id="ftn10" text:note-class="footnote"><text:note-citation>10</text:note-citation><text:note-body><text:p text:style-name="Footnote">Le mot désigne les Enfers. En fait, « dans les poèmes homériques, et dans la théogonie hésiodique, le Tartare apparaît comme la région du monde la plus profonde, placée au-dessous des Enfers eux-mêmes, [mais peu à peu] le Tartare fut confondu avec les Enfers proprement dits dans la notion de monde souterrain, et on y plaça le lieu où étaient suppliciés les grands criminels » (P. Grimal). Le Tartare est souvent cité dans l’<text:span text:style-name="T6">Én.</text:span> de Virgile (4, 243 ; 4, 446 ; 5, 734 ; 6, 295 ; 6, 395 ; 6, 543 ; 6, 551 ; 7, 327 ; 7, 514 ; 8, 563 ; 8, 667 ; 9, 496 ; 11, 397 ; 12, 14 ; 12, 205) et chez Ovide (1, 113 ; 2, 260 ; 5, 371 et 423 ; 6, 676 ; 12, 523 ; <text:span text:style-name="T6">Fast.</text:span>, 4, 605).</text:p></text:note-body></text:note> ni pour enchaîner le monstre</text:p>
      <text:p text:style-name="_3c_l_3e_">De la race de Méduse<text:note text:id="ftn11" text:note-class="footnote"><text:note-citation>11</text:note-citation><text:note-body><text:p text:style-name="Footnote">Il s’agit de Cerbère, le chien d’Hadès à triple gueule, gardien des Enfers (cf. 4, 450 et 501 ; 7, 408 ; Virg., <text:span text:style-name="T6">Én.</text:span>, 6, 395-396 et 417). Il passe pour être le fils d’Échidna, un monstre au corps de femme terminé par une queue de serpent, en guise de jambes, et c’est bien cette filiation qu’adopte Ovide (7, 408). Hésiode (Théogonie, 304-332) donne une liste des enfants monstrueux issus d’Échidna. Mais chez lui, Méduse, une des trois Gorgones, est la fille de Phorcys et de Céto, et n’a rien à voir ni avec Échidna ni avec Cerbère, sinon peut-être par son aspect monstrueux. Il est dès lors difficile de traduire l’adjectif latin <text:span text:style-name="T6">Medusaeus</text:span> par « issu de Méduse », à moins de supposer une erreur d’Ovide. Nous avons repris la traduction de J. Chamonard « de la race de Méduse ». Quoi qu’il en soit, Orphée se souvient ici de la descente d’Hercule aux Enfers pour enlever Cerbère (9, 185 ; cf. aussi Virgile, <text:span text:style-name="T6">Én.</text:span>, 6, 417 avec la note à 6, 395-396 ; et Virgile, <text:span text:style-name="T6">Én.</text:span>, 8, 296.)</text:p></text:note-body></text:note>, avec sa triple gorge hérissée de serpents ;</text:p>
      <text:p text:style-name="_3c_l_3e_">La raison de ma venue, c’est ma femme : elle a mis le pied</text:p>
      <text:p text:style-name="_3c_l_3e_">Sur une vipère qui lui a insufflé son venin, la privant de sa jeunesse.</text:p>
      <text:p text:style-name="_3c_l_3e_">J’ai cru pouvoir supporter ce deuil, j’ai essayé, je ne le nierai pas,</text:p>
      <text:p text:style-name="_3c_l_3e_">Mais l’Amour l’a emporté. Il est un dieu bien connu, là-haut, sur terre.</text:p>
      <text:p text:style-name="_3c_l_3e_">L’est-il aussi ici ? Je ne sais ; pourtant, je présume qu’il l’est ici aussi.</text:p>
      <text:p text:style-name="_3c_l_3e_">Si le récit d’un rapt ancien<text:note text:id="ftn12" text:note-class="footnote"><text:note-citation>12</text:note-citation><text:note-body><text:p text:style-name="Footnote">Allusion à l’enlèvement de Proserpine/Perséphone par Pluton/Dis, longuement développé par Ovide en 5, 362-424.</text:p></text:note-body></text:note> n’est pas une fable mensongère,</text:p>
      <text:p text:style-name="_3c_l_3e_">Vous aussi, l’Amour vous a unis. Par ces lieux d’épouvante,</text:p>
      <text:p text:style-name="_3c_l_3e_">Par cet immense Chaos et ce vaste royaume du silence, je vous en prie,</text:p>
      <text:p text:style-name="_3c_l_3e_">Tissez un nouveau destin<text:note text:id="ftn13" text:note-class="footnote"><text:note-citation>13</text:note-citation><text:note-body><text:p text:style-name="Footnote">Évocation du rôle des Parques (les Moires en Grèce), maîtresses des destins des humains, à savoir Clotho, Lachésis et Atropos, les déesses fileuses qui réglaient la destinée de chaque mortel, de sa naissance à sa mort. Cf. 2, 654, et <text:span text:style-name="T6">Fast.</text:span>, 6, 757-758.</text:p></text:note-body></text:note> à Eurydice, qui connut une fin prématurée.</text:p>
      <text:p text:style-name="_3c_l_3e_">Tout doit vous revenir, et même si nous nous attardons un peu,</text:p>
      <text:p text:style-name="_3c_l_3e_">Plus tard ou plus tôt, nous nous hâtons vers cet unique séjour.</text:p>
      <text:p text:style-name="_3c_l_3e_">C’est ici que tous nous tendons, c’est ici notre dernière demeure.</text:p>
      <text:p text:style-name="_3c_l_3e_">Et vous détenez bien la souveraineté la plus longue<text:note text:id="ftn14" text:note-class="footnote"><text:note-citation>14</text:note-citation><text:note-body><text:p text:style-name="Footnote">Elle dure éternellement.</text:p></text:note-body></text:note> sur le genre humain.</text:p>
      <text:p text:style-name="_3c_l_3e_">Elle aussi, lorsque elle aura vieilli et vécu un juste nombre d’années,</text:p>
      <text:p text:style-name="_3c_l_3e_">Elle sera sous vos lois ; je ne réclame pas un don, mais un usufruit<text:note text:id="ftn15" text:note-class="footnote"><text:note-citation>15</text:note-citation><text:note-body><text:p text:style-name="Footnote">Orphée recourt à des arguments juridiques.</text:p></text:note-body></text:note>.</text:p>
      <text:p text:style-name="_3c_l_3e_">Si les destins refusent cette faveur à mon épouse, je ne veux pas,</text:p>
      <text:p text:style-name="_3c_l_3e_"><text:soft-page-break/>C’est certain, m’en retourner ; jouissez de notre mort à tous deux. »</text:p>
      <text:p text:style-name="_3c_l_3e_">Tandis qu’il parlait, s’accompagnant des accords de sa lyre,</text:p>
      <text:p text:style-name="_3c_l_3e_">Il arrachait des larmes aux âmes exsangues : Tantale<text:note text:id="ftn16" text:note-class="footnote"><text:note-citation>16</text:note-citation><text:note-body><text:p text:style-name="Footnote">Tantale est également mentionné en 4, 458 ; 6, 172-174. Avec lui commence le topos des suppliciés des Enfers (cf. par exemple 4, 456-463 ; Virg., <text:span text:style-name="T6">Én.</text:span>, 6, 580-607 ; Lucrèce, 3, 978-1023).</text:p></text:note-body></text:note> cessa</text:p>
      <text:p text:style-name="_3c_l_3e_">De saisir l’onde toujours fuyante et la roue d’Ixion<text:note text:id="ftn17" text:note-class="footnote"><text:note-citation>17</text:note-citation><text:note-body><text:p text:style-name="Footnote">Ixion, qui avait séduit Héra, fut attaché à une roue enflammée, qui devait tourner éternellement (cf. 4, 461-465 ; Virg., <text:span text:style-name="T6">Én.</text:span>, 6, 601-607).</text:p></text:note-body></text:note> s’immobilisa,</text:p>
      <text:p text:style-name="_3c_l_3e_">Les vautours<text:note text:id="ftn18" text:note-class="footnote"><text:note-citation>18</text:note-citation><text:note-body><text:p text:style-name="Footnote">Tityos, qui avait outragé Latone et dont le foie sans cesse renaissant était rongé par les vautours (cf. 4, 457 ; Virg., <text:span text:style-name="T7">Én</text:span><text:span text:style-name="T8">.</text:span>, 6, 595-600).</text:p></text:note-body></text:note> ne rongèrent plus leur foie, les Bélides<text:note text:id="ftn19" text:note-class="footnote"><text:note-citation>19</text:note-citation><text:note-body><text:p text:style-name="Footnote">Ce sont les Danaïdes, petites-filles de Bélus, d’où leur nom de Bélides (cf. 4, 463).</text:p></text:note-body></text:note> laissèrent</text:p>
      <text:p text:style-name="_3c_l_3e_">Leurs urnes, et toi, Sisyphe<text:note text:id="ftn20" text:note-class="footnote"><text:note-citation>20</text:note-citation><text:note-body><text:p text:style-name="Footnote">Sisyphe, fils d’Éole, condamné par Zeus à rouler éternellement un énorme rocher en remontant une pente. Dès que le rocher était arrivé au sommet, il retombait sous son propre poids, et il fallait recommencer le travail (cf. 4, 460-467).</text:p></text:note-body></text:note>, tu t’assis sur ton rocher.</text:p>
      <text:p text:style-name="_3c_l_3e_">Ce fut la première fois, dit la tradition, que se mouillèrent de larmes</text:p>
      <text:p text:style-name="_3c_l_3e_">Les joues des Euménides<text:note text:id="ftn21" text:note-class="footnote"><text:note-citation>21</text:note-citation><text:note-body><text:p text:style-name="Footnote">Les Érinyes, déesses de la vengeance, qui sont parfois appelées les Euménides, ou <text:span text:style-name="T6">Bienveillantes</text:span> (cf. 6, 430-432).</text:p></text:note-body></text:note>, vaincues par son chant ; l’épouse du roi,</text:p>
      <text:p text:style-name="_3c_l_3e_">Ni non plus le roi des Enfers, n’ont le cœur de repousser sa prière.</text:p>
      <text:p text:style-name="_3c_l_3e_">Ils appellent Eurydice. Elle se trouvait parmi les Ombres arrivées</text:p>
      <text:p text:style-name="_3c_l_3e_">Récemment, et elle s’avança d’un pas ralenti pas sa blessure.</text:p>
      <text:p text:style-name="_3c_l_3e_">Le héros du Rhodope obtient de la reprendre, à une condition :</text:p>
      <text:p text:style-name="_3c_l_3e_">Celle de ne pas tourner ses regards en arrière, avant d’être sorti</text:p>
      <text:p text:style-name="_3c_l_3e_">Des vallées de l’Averne<text:note text:id="ftn22" text:note-class="footnote"><text:note-citation>22</text:note-citation><text:note-body><text:p text:style-name="Footnote">Le lac Averne, en Campanie, était voisin d’une porte des Enfers, par où Énée et la Sibylle seraient entrés (<text:span text:style-name="T6">Én.</text:span>, 6, 236-242). Orphée, lui, était entré dans les Enfers par la grotte du Ténare, dans le Péloponnèse (cf. 5, 540 et 10, 13).</text:p></text:note-body></text:note> ; sinon, la faveur sera annulée.</text:p>
      <text:p text:style-name="_3c_l_3e_">Dans un silence total, ils s’engagent sur un sentier en pente,</text:p>
      <text:p text:style-name="_3c_l_3e_">Abrupt, obscur, plongé dans un brouillard dense et opaque.</text:p>
      <text:p text:style-name="_3c_l_3e_">Ils étaient tout près d’aborder la surface de la terre.</text:p>
      <text:p text:style-name="_3c_l_3e_">Orphée eut peut qu’Eurydice ne l’abandonnât et, avide de la voir,</text:p>
      <text:p text:style-name="_3c_l_3e_">Amoureux, il tourna les yeux. Aussitôt elle tomba en arrière,</text:p>
      <text:p text:style-name="_3c_l_3e_">Tendant les bras, luttant pour être saisie et pour le saisir,</text:p>
      <text:p text:style-name="_3c_l_3e_">Mais la malheureuse n’attrape que l’air qui se dérobe.</text:p>
      <text:p text:style-name="_3c_l_3e_">Et, mourant à nouveau, elle ne reprocha rien à son époux.</text:p>
      <text:p text:style-name="_3c_l_3e_">– De quoi d’ailleurs se serait-elle plainte, sinon d’avoir été aimée ?</text:p>
      <text:p text:style-name="_3c_l_3e_">Elle lui fit un suprême « adieu », qu’il n’entendrait plus qu’à peine,</text:p>
      <text:p text:style-name="_3c_l_3e_">Puis elle retourna sur ses pas à l’endroit d’où elle venait.</text:p>
      <text:h text:style-name="Heading_20_2" text:outline-level="2">Douleur d’Orphée et magie de son chant sur la nature (10, 64-105)</text:h>
      <text:p text:style-name="_3c_label_3e_">Après cette seconde disparition, Orphée fit une nouvelle tentative mais fut repoussé par le nocher des enfers. Il resta sur la rive, comme pétrifié, durant sept jours, puis se retira sur les montagnes de Thrace, où il vécut durant trois années, se gardant de tout commerce amoureux avec les femmes, engageant même les peuples de Thrace à la pédérastie. (10, 64-85)</text:p>
      <text:p text:style-name="_3c_label_3e_">Un jour qu’il jouait de la lyre en plein soleil, une foule d’arbres, charmés par son chant, se rassemblèrent autour de lui, le protégeant de leur ombre. C’est l’occasion pour Ovide d’une énumération érudite, émaillée d’allusions diverses, tant à la mythologie qu’à des métamorphoses. (10, 86-105)</text:p>
      <text:p text:style-name="_3c_l_3e_">Après cette seconde mort, Orphée resta tout aussi interdit</text:p>
      <text:p text:style-name="_3c_l_3e_">Que l’homme qui fut effrayé en voyant le chien à trois têtes<text:note text:id="ftn23" text:note-class="footnote"><text:note-citation>23</text:note-citation><text:note-body><text:p text:style-name="Footnote">L’état de choc qui frappe Orphée est d’abord comparé, de façon peu explicite, à un être qui aurait été pétrifié en voyant enchaîné le chien à trois têtes. La légende n’est pas autrement connue. On a supposé que le chien enchaîné était Cerbère, qui avait été emmené des enfers par Hercule (voir note à 9, 185) et qui aurait pétrifié ceux qui le regardaient. C’est en tout cas une métamorphose de plus dans le catalogue ovidien.</text:p></text:note-body></text:note>,</text:p>
      <text:p text:style-name="_3c_l_3e_"><text:soft-page-break/>Dont celle du milieu portait des chaînes : la peur ne le quitta</text:p>
      <text:p text:style-name="_3c_l_3e_">Qu’avec sa nature première, quand son corps fut pétrifié.</text:p>
      <text:p text:style-name="_3c_l_3e_">Il resta figé comme Olénos<text:note text:id="ftn24" text:note-class="footnote"><text:note-citation>24</text:note-citation><text:note-body><text:p text:style-name="Footnote">Seconde comparaison, rapportant une légende inconnue par ailleurs et qui mettait en scène Olénos et Léthéa (au vers 70) qui auraient été mari et femme.</text:p></text:note-body></text:note> qui prit sur lui la faute d’autrui</text:p>
      <text:p text:style-name="_3c_l_3e_">Et voulut paraître coupable ; toi aussi, si confiante en ta beauté,</text:p>
      <text:p text:style-name="_3c_l_3e_">Infortunée Léthéa<text:note text:id="ftn25" text:note-class="footnote"><text:note-citation>25</text:note-citation><text:note-body><text:p text:style-name="Footnote">On peut supposer que la beauté de Léthéa aurait offensé une divinité, que son époux Olénos aurait pris sur lui la faute, et que l’affaire se serait terminée par une double métamorphose en rochers.</text:p></text:note-body></text:note>, jadis vous étiez des cœurs très unis,</text:p>
      <text:p text:style-name="_3c_l_3e_">Maintenant, vous êtes des rochers sur l’humide Ida<text:note text:id="ftn26" text:note-class="footnote"><text:note-citation>26</text:note-citation><text:note-body><text:p text:style-name="Footnote">L’Ida est le nom de deux massifs montagneux, l’un dans la région de Troie, l’autre en Crète. Peut-être deux rochers de l’Ida portaient-ils ces noms, et peut-être l’histoire d’Olénos et de Léthéa était-elle une légende étiologique destinée à les expliquer.</text:p></text:note-body></text:note>.</text:p>
      <text:p text:style-name="_3c_l_3e_">Malgré ses prières et son vain désir de faire une seconde traversée,</text:p>
      <text:p text:style-name="_3c_l_3e_">Orphée fut écarté par le nocher des enfers<text:note text:id="ftn27" text:note-class="footnote"><text:note-citation>27</text:note-citation><text:note-body><text:p text:style-name="Footnote">Charon, dont la barque permettait aux âmes de passer, à travers les marais de l’Achéron, sur l’autre rive du fleuve des morts.</text:p></text:note-body></text:note> ; alors, sept jours durant,</text:p>
      <text:p text:style-name="_3c_l_3e_">Il resta assis sur la rive, négligé, sans recourir aux dons de Cérès<text:note text:id="ftn28" text:note-class="footnote"><text:note-citation>28</text:note-citation><text:note-body><text:p text:style-name="Footnote">Ici la nourriture, Cérès étant la déesse romaine correspondant à Déméter, déesse des moissons.</text:p></text:note-body></text:note> :</text:p>
      <text:p text:style-name="_3c_l_3e_">Pour nourriture il avait son souci, sa souffrance et ses larmes.</text:p>
      <text:p text:style-name="_3c_l_3e_">Après s’être plaint de la cruauté des dieux de l’<text:span text:style-name="T1">É</text:span>rèbe<text:note text:id="ftn29" text:note-class="footnote"><text:note-citation>29</text:note-citation><text:note-body><text:p text:style-name="Footnote">Autre nom pour désigner les Enfers, du nom d’un dieu primitif, Érèbe (cf. 5, 543).</text:p></text:note-body></text:note>, il se retira</text:p>
      <text:p text:style-name="_3c_l_3e_">Au sommet du Rhodope et sur l’Hémus<text:note text:id="ftn30" text:note-class="footnote"><text:note-citation>30</text:note-citation><text:note-body><text:p text:style-name="Footnote">Deux montagnes de Thrace (cf. 6, 87). Orphée a été désigné plus haut (en 10, 11 et 10, 50) comme le poète du Rhodope.</text:p></text:note-body></text:note> battu par les Aquilons.</text:p>
      <text:p text:style-name="_3c_l_3e_">Par trois fois, Titan<text:note text:id="ftn31" text:note-class="footnote"><text:note-citation>31</text:note-citation><text:note-body><text:p text:style-name="Footnote">Le Titan est le Soleil. Le tour, plutôt alambiqué, signifie que trois ans avaient passé, que Titan, c’est-à-dire le Soleil, avait parcouru trois fois le Zodiaque.</text:p></text:note-body></text:note> avait terminé l’année qui se clôt avec les Poissons<text:note text:id="ftn32" text:note-class="footnote"><text:note-citation>32</text:note-citation><text:note-body><text:p text:style-name="Footnote">Les Poissons constituaient la douzième constellation du Zodiaque, cette bande circulaire où se meuvent le soleil, la lune et des planètes. La première des constellations zodiacales était le Bélier, par laquelle commençait, avec l’équinoxe de printemps, l’année solaire.</text:p></text:note-body></text:note>,</text:p>
      <text:p text:style-name="_3c_l_3e_">Habitants des mers, et Orphée avait fui toute relation féminine<text:note text:id="ftn33" text:note-class="footnote"><text:note-citation>33</text:note-citation><text:note-body><text:p text:style-name="Footnote">Le thème de la misogynie d’Orphée suggéré ici sert à annoncer sa mort tragique sous les coups des Bacchantes (cf. 11, 1-43).</text:p></text:note-body></text:note></text:p>
      <text:p text:style-name="_3c_l_3e_">Inspirée par Vénus, soit parce que son amour avait mal fini pour lui</text:p>
      <text:p text:style-name="_3c_l_3e_">Soit par fidélité à la parole donnée. Beaucoup de femmes pourtant</text:p>
      <text:p text:style-name="_3c_l_3e_">Brûlaient de s’unir au poète ; beaucoup souffrirent un rejet.</text:p>
      <text:p text:style-name="_3c_l_3e_">Il initia même les peuples de Thrace à reporter leur amour</text:p>
      <text:p text:style-name="_3c_l_3e_">Sur de jeunes garçons<text:note text:id="ftn34" text:note-class="footnote"><text:note-citation>34</text:note-citation><text:note-body><text:p text:style-name="Footnote">Selon Ovide, Orphée aurait – par ses chants – introduit la pédérastie en Thrace. Elle était bien connue ailleurs, comme l’illustreront dans la suite du chant 10, les légendes de Cyparissus (10, 106-142), de Ganymède (10, 143-161) et de Hyacinthe (10, 162-219).</text:p></text:note-body></text:note>, et à cueillir, avant leur jeunesse,</text:p>
      <text:p text:style-name="_3c_l_3e_">Le bref printemps de leur âge et leurs premières fleurs.</text:p>
      <text:p text:style-name="_3c_l_3e_">Il était une colline, et sur la colline, une plaine très ouverte,</text:p>
      <text:p text:style-name="_3c_l_3e_">Surface toute verdoyante grâce au gazon qui la couvrait.</text:p>
      <text:p text:style-name="_3c_l_3e_">Le lieu manquait d’ombre. Aussitôt que le poète né des dieux</text:p>
      <text:p text:style-name="_3c_l_3e_">S’y fut assis et eut touché les cordes de sa lyre,</text:p>
      <text:p text:style-name="_3c_l_3e_">L’ombre survint : l’arbre de Chaonie<text:note text:id="ftn0" text:note-class="footnote"><text:note-citation>35</text:note-citation><text:note-body><text:p text:style-name="Footnote">Avec le chêne, un arbre très répandu en Chaonie, une région de l’Épire, sur la mer Ionienne, commence le catalogue des arbres charmés par le chant d’Orphée. L’évocation poétique est alourdie par l’érudition.</text:p></text:note-body></text:note> était là,</text:p>
      <text:p text:style-name="_3c_l_3e_">Et le bois des Héliades<text:note text:id="ftn35" text:note-class="footnote"><text:note-citation>36</text:note-citation><text:note-body><text:p text:style-name="Footnote">Inconsolables après la fin tragique de Phaéton, ses sœurs, les Héliades, avaient été métamorphosées en peupliers (2, 340-366).</text:p></text:note-body></text:note>, et le chêne vert<text:note text:id="ftn36" text:note-class="footnote"><text:note-citation>37</text:note-citation><text:note-body><text:p text:style-name="Footnote">L’<text:span text:style-name="T6">aesculus</text:span> latin est une variété de chêne, consacrée à Jupiter et qui n’est pas identifiée avec certitude.</text:p></text:note-body></text:note> aux hautes frondaisons,</text:p>
      <text:p text:style-name="_3c_l_3e_"><text:soft-page-break/>Et les tendres tilleuls<text:note text:id="ftn37" text:note-class="footnote"><text:note-citation>38</text:note-citation><text:note-body><text:p text:style-name="Footnote">La masure de Philémon et Baucis était voisine d’un chêne et d’un tilleul, et l’on peut imaginer que les deux arbres voisins qu’ils sont devenus après leur métamorphose étaient précisément un chêne et un tilleul (8, 620 et 8, 720).</text:p></text:note-body></text:note>, et le hêtre, et le laurier toujours vierge<text:note text:id="ftn38" text:note-class="footnote"><text:note-citation>39</text:note-citation><text:note-body><text:p text:style-name="Footnote">Évocation de la légende de la nymphe Daphné, métamorphosée en laurier pour échapper à la poursuite d’Apollon (1, 452-567).</text:p></text:note-body></text:note>,</text:p>
      <text:p text:style-name="_3c_l_3e_">Et les frêles coudriers, et le frêne dont on fait les lances,</text:p>
      <text:p text:style-name="_3c_l_3e_">Et le sapin lisse, et la yeuse qui ploie sous ses glands,</text:p>
      <text:p text:style-name="_3c_l_3e_">Et le platane des jours de fête<text:note text:id="ftn39" text:note-class="footnote"><text:note-citation>40</text:note-citation><text:note-body><text:p text:style-name="Footnote">L’expression <text:span text:style-name="T6">platanus genialis </text:span>pose un problème de traduction, d’une part parce que cet arbre est très répandu dans les pays méditerranéens et fort apprécié pour l’ombre qu’il dispense, et d’autre part parce que le mot <text:span text:style-name="T6">genialis</text:span>, lié à <text:span text:style-name="T6">genius</text:span>, peut avoir des sens assez différents. Nous l’avons traduite en nous inspirant de la formule de G. Lafaye : « abri des jours de liesse ».</text:p></text:note-body></text:note>, et l’érable aux tons contrastés,</text:p>
      <text:p text:style-name="_3c_l_3e_">Et les saules poussant près des rivières, et le lotus aquatique<text:note text:id="ftn40" text:note-class="footnote"><text:note-citation>41</text:note-citation><text:note-body><text:p text:style-name="Footnote">Peut-être le jujubier (voir 9, 340-341)</text:p></text:note-body></text:note>,</text:p>
      <text:p text:style-name="_3c_l_3e_">Et le buis toujours vert, et les graciles tamaris,</text:p>
      <text:p text:style-name="_3c_l_3e_">Et le myrte bicolore, et le laurier-tin aux baies foncées.</text:p>
      <text:p text:style-name="_3c_l_3e_">Vous aussi, vous êtes venus, lierres flexibles et rampants,</text:p>
      <text:p text:style-name="_3c_l_3e_">Avec les pampres de vignes, et les ormeaux mariés aux vignes,</text:p>
      <text:p text:style-name="_3c_l_3e_">Les ornes et les épicéas et l’arbousier chargé de fruits rouges,</text:p>
      <text:p text:style-name="_3c_l_3e_">Et les souples palmiers, récompenses du vainqueur,</text:p>
      <text:p text:style-name="_3c_l_3e_">Et le pin<text:note text:id="ftn41" text:note-class="footnote"><text:note-citation>42</text:note-citation><text:note-body><text:p text:style-name="Footnote">L’avant-dernier cité dans le catalogue est le pin, qui avait été consacré à Attis et qui jouait un rôle dans les cérémonies de son culte. Ovide le présente comme une métamorphose d’Attis, ce qui primitivement n’était pas le cas.</text:p></text:note-body></text:note> ceinturé de feuilles, avec sa cime hérissée,</text:p>
      <text:p text:style-name="_3c_l_3e_">Cher à la mère des dieux, puisque Attis, aimé de Cybèle<text:note text:id="ftn42" text:note-class="footnote"><text:note-citation>43</text:note-citation><text:note-body><text:p text:style-name="Footnote">Ovide a longuement évoqué ailleurs la légende de ce jeune berger phrygien, si beau, que Cybèle s’en éprit et en fit le gardien de son temple, en exigeant de lui qu’il restât chaste. Comme il ne respecta pas cet ordre, la déesse le châtia en le frappant de folie, ce qui le poussa à s’émasculer. Voir <text:span text:style-name="T6">Fast.</text:span>, 4, 221-246 et les notes, surtout au v. 223.</text:p></text:note-body></text:note>,</text:p>
      <text:p text:style-name="_3c_l_3e_">[…]</text:p>
      <text:p text:style-name="_3c_l_3e_">À cette foule se joignit le cyprès<text:note text:id="ftn43" text:note-class="footnote"><text:note-citation>44</text:note-citation><text:note-body><text:p text:style-name="Footnote">Pour clore son catalogue des arbres, Ovide raconte la légende étiologique qui valut son nom au cyprès, celle de Cyparissus, un enfant qui fut aimé d’Apollon. Cet arbre a une forme conique, rappelant les groupes de trois bornes, de part et d’autre de la <text:span text:style-name="T6">spina</text:span>, que devaient contourner les chars lors des courses.</text:p></text:note-body></text:note>, évoquant les bornes du cirque :</text:p>
      <text:p text:style-name="_3c_l_3e_">Arbre aujourd’hui, il était jadis un enfant aimé de ce dieu fameux<text:note text:id="ftn44" text:note-class="footnote"><text:note-citation>45</text:note-citation><text:note-body><text:p text:style-name="Footnote">Apollon, dieu habile archer et musicien, connut aussi d’innombrables aventures amoureuses, pas exclusivement féminines d’ailleurs, et qu’il serait fastidieux d’énumérer.</text:p></text:note-body></text:note></text:p>
      <text:p text:style-name="_3c_l_3e_">Qui manie les cordes de sa lyre comme celles de son arc.</text:p>
      <text:p text:style-name="_3c_l_3e_">[…]</text:p>
      <text:p text:style-name="_3c_l_3e_">Telle était la forêt attirée par le poète, assis au centre</text:p>
      <text:p text:style-name="_3c_l_3e_">D’une assemblée de bêtes sauvages et d’une foule d’oiseaux.</text:p>
      <text:p text:style-name="_3c_l_3e_">Quand de son pouce il eut suffisamment touché les cordes</text:p>
      <text:p text:style-name="_3c_l_3e_">De sa lyre et vérifié que leurs accords étaient harmonieux,</text:p>
      <text:p text:style-name="_3c_l_3e_">Même s’ils sonnaient différemment, il entonna son chant.</text:p>
      <text:h text:style-name="Heading_20_1" text:outline-level="1">Livre XI<text:line-break/>Fin de l’histoire d’Orphée – Légende de Midas</text:h>
      <text:h text:style-name="Heading_20_2" text:outline-level="2">Mort d’Orphée – Châtiment des Ménades</text:h>
      <text:p text:style-name="_3c_label_3e_">Orphée, dont les chants captivent toutes les créatures, est pris à partie par les Ménades de Thrace qui, ne lui pardonnant pas son mépris à l’égard des femmes, se déchaînent contre lui. Massacrant d’abord les animaux envoûtés par le chant du poète, elles font arme de tout ce qu’elles trouvent pour lui donner le coup de grâce. (11, 1-43)</text:p>
      <text:p text:style-name="_3c_label_3e_">La nature entière pleure le poète, dont les restes mutilés et la lyre sont emportés par l’Hèbre jusqu’à la mer et finissent par échouer à Lesbos. Apollon métamorphose en <text:soft-page-break/>rocher un serpent qui s’en prenait à la tête de son poète, tandis que l’ombre d’Orphée se retrouve définitivement réunie avec Eurydice dans les Enfers. (11, 44-66)</text:p>
      <text:p text:style-name="_3c_label_3e_">Bacchus ne laisse pas impuni le meurtre d’Orphée et, pour châtier les Ménades qui avaient participé ou assisté au meurtre, il les métamorphose en arbres enracinés sur place. (11, 67-84)</text:p>
      <text:p text:style-name="_3c_label_3e_"/>
      <text:p text:style-name="_3c_l_3e_">Tandis que le chantre de Thrace<text:note text:id="ftn45" text:note-class="footnote"><text:note-citation>46</text:note-citation><text:note-body><text:p text:style-name="Footnote">Orphée était au centre du livre 10. Il y était notamment représenté comme envoûtant par ses chants les arbres (10, 88-108) et les animaux (10, 143-144). Les récits concernant Ganymède, Hyacinthe, Vénus et Adonis commencent en 10, 143 et finissent à la fin du livre 10.</text:p></text:note-body></text:note> avec ce genre de récits</text:p>
      <text:p text:style-name="_3c_l_3e_">Entraîne à sa suite forêts, bêtes sauvages et rochers,</text:p>
      <text:p text:style-name="_3c_l_3e_">Voilà que les femmes des Cicones<text:note text:id="ftn46" text:note-class="footnote"><text:note-citation>47</text:note-citation><text:note-body><text:p text:style-name="Footnote">Les Cicones étaient un peuple de Thrace, à l’embouchure de l’Hèbre. (Voir 6, 710 ; 10, 2). La Thrace est, on le sait, la patrie d’Orphée, mais aussi le lieu d’origine des cérémonies en l’honneur de Bacchus, que les femmes en proie au délire bacchique célébraient dans une sorte de folle ivresse. On les a vues à l’œuvre par exemple dans la légende de Penthée, à Thèbes (3, 692-733). Cf. aussi 9, 641 où la folie de Byblis est comparée à celle des Bacchantes de l’Ismarus, une montagne de Thrace. Ovide annonce ici les Ménades, liées au culte de Bacchus, et qui vont se déchaîner et faire périr Orphée (11, 20-43).</text:p></text:note-body></text:note>, en proie au délire,</text:p>
      <text:p text:style-name="_3c_l_3e_">La poitrine couverte de peaux de bêtes, aperçoivent du haut d’un tertre</text:p>
      <text:p text:style-name="_3c_l_3e_">Orphée accompagnant ses chants des accords de sa lyre.</text:p>
      <text:p text:style-name="_3c_l_3e_">L’une d’elles secoue sa chevelure dans l’air léger :</text:p>
      <text:p text:style-name="_3c_l_3e_">« Le voilà, le voilà, celui qui nous méprise<text:note text:id="ftn47" text:note-class="footnote"><text:note-citation>48</text:note-citation><text:note-body><text:p text:style-name="Footnote">Allusion à la misogynie d’Orphée, évoquée en 10, 79-82.</text:p></text:note-body></text:note> ! », dit-elle</text:p>
      <text:p text:style-name="_3c_l_3e_">Et, visant la bouche harmonieuse du poète d’Apollon<text:note text:id="ftn48" text:note-class="footnote"><text:note-citation>49</text:note-citation><text:note-body><text:p text:style-name="Footnote">Orphée étant fils d’<text:span text:style-name="T1">Œ</text:span>agre, on ne peut traduire, comme le fait G. Lafaye, « chantre qui eut pour père Apollon ». Mais compte tenu des rapports entre Apollon et la poésie, tout poète peut être considéré comme un adepte d’Apollon ou un protégé du dieu. J. Chamonard traduit « chantre aimé d’Apollon ».</text:p></text:note-body></text:note>,</text:p>
      <text:p text:style-name="_3c_l_3e_">Elle lance son thyrse<text:note text:id="ftn49" text:note-class="footnote"><text:note-citation>50</text:note-citation><text:note-body><text:p text:style-name="Footnote"><text:span text:style-name="T11"> </text:span>Le thyrse est un long bâton dont la tête était formée d’une pomme de pin, d’une touffe de lierre ou de feuilles de vigne ; les adorateurs de Bacchus le portaient dans les cérémonies rituelles. A. Rich (<text:span text:style-name="T6">Dictionnaire des antiquités</text:span>, Payot, 1995, p. 643) explique que « c’était primitivement une lance, dont la pointe était entourée et cachée » par les objets qui viennent d’être énumérés. C’est à cette forme ancienne que pourrait renvoyer Ovide, le texte latin parlant <text:span text:style-name="T6">de hasta</text:span>, qui se traduit techniquement en français par « lance ». On comprend mieux que le jet du thyrse sur Orphée ne le blesse pas.</text:p></text:note-body></text:note> orné de feuilles, qui le marque sans le blesser.</text:p>
      <text:p text:style-name="_3c_l_3e_">Une deuxième s’arme d’une pierre, qu’elle jette en l’air,</text:p>
      <text:p text:style-name="_3c_l_3e_">Mais le projectile, dominé par l’accord de la voix et de la lyre,</text:p>
      <text:p text:style-name="_3c_l_3e_">Vint tomber aux pieds du poète, comme pour implorer son pardon</text:p>
      <text:p text:style-name="_3c_l_3e_">Après tant de folle audace. Cependant les attaques se font plus osées,</text:p>
      <text:p text:style-name="_3c_l_3e_">Toute retenue a disparu et la démente Érinye<text:note text:id="ftn50" text:note-class="footnote"><text:note-citation>51</text:note-citation><text:note-body><text:p text:style-name="Footnote">Ou Furie, une des trois déesses qui poussaient les hommes aux crimes. Cf. 1, 241 qui renvoie à <text:span text:style-name="T6">Én</text:span>., 2, 337-338 avec la note.</text:p></text:note-body></text:note> règne en maître.</text:p>
      <text:p text:style-name="_3c_l_3e_">Le chant d’Orphée aurait pu émousser tous les traits ; mais</text:p>
      <text:p text:style-name="_3c_l_3e_">Une clameur immense, la flûte du Bérécynthe<text:note text:id="ftn51" text:note-class="footnote"><text:note-citation>52</text:note-citation><text:note-body><text:p text:style-name="Footnote">Nom d’une ville et d’une montagne de Phrygie, liées au culte de Cybèle. Voir Fastes, 4, 179-246 sur les fêtes de Cybèle, et en particulier la n. au vers 4, 181 sur la flûte bérécynthienne. Ovide mélange ici des éléments provenant des cultes orientaux de Cybèle et de Bacchus. C’était déjà ce qui se passait en 3, 532-537 et en 4, 391-398.</text:p></text:note-body></text:note> au bout recourbé,</text:p>
      <text:p text:style-name="_3c_l_3e_">Les tambourins, les battements et les hurlements bacchiques</text:p>
      <text:p text:style-name="_3c_l_3e_">Couvrirent le son de la cithare<text:note text:id="ftn52" text:note-class="footnote"><text:note-citation>53</text:note-citation><text:note-body><text:p text:style-name="Footnote">Tout comme la lyre, la cithare est un instrument à cordes, et Ovide désigne indistinctement ces deux objets comme l’instrument d’Orphée (voir 11, 50 et 52). Pour plus de détails et des illustrations, voir A. Rich, <text:span text:style-name="T6">Dictionnaire des antiquités</text:span>, Payot, 1995, p. 161 (<text:span text:style-name="T6">cithara</text:span>) et 381 (<text:span text:style-name="T6">lyra</text:span>).</text:p></text:note-body></text:note> ; et finalement les rochers,</text:p>
      <text:p text:style-name="_3c_l_3e_">N’entendant plus le poète, devinrent rouges de sang.</text:p>
      <text:p text:style-name="_3c_l_3e_">En premier lieu, comme la voix du chanteur tenait toujours envoûtés</text:p>
      <text:p text:style-name="_3c_l_3e_">Des oiseaux sans nombre, des serpents, une troupe de bêtes sauvages,</text:p>
      <text:p text:style-name="_3c_l_3e_">Les Ménades<text:note text:id="ftn53" text:note-class="footnote"><text:note-citation>54</text:note-citation><text:note-body><text:p text:style-name="Footnote">En latin, le terme s’applique aussi bien aux Bacchantes du culte de Bacchus qu’aux prêtresses de Cybèle.</text:p></text:note-body></text:note> se saisirent d’eux, qui attestaient le triomphe d’Orphée.</text:p>
      <text:p text:style-name="_3c_l_3e_"><text:soft-page-break/>Ensuite, mains ensanglantées, elles se tournent vers Orphée,</text:p>
      <text:p text:style-name="_3c_l_3e_">Et se rassemblent comme les oiseaux, qui parfois aperçoivent</text:p>
      <text:p text:style-name="_3c_l_3e_">Un oiseau de nuit<text:note text:id="ftn54" text:note-class="footnote"><text:note-citation>55</text:note-citation><text:note-body><text:p text:style-name="Footnote">Il s’agirait du hibou.</text:p></text:note-body></text:note> errant en plein jour ; et comme dans un amphithéâtre</text:p>
      <text:p text:style-name="_3c_l_3e_">Des chiens s’acharnent sur un cerf condamné à périr le matin dans l’arène,</text:p>
      <text:p text:style-name="_3c_l_3e_">Elles fondent sur le poète et jettent sur lui leurs thyrses</text:p>
      <text:p text:style-name="_3c_l_3e_">Ornés de verts feuillages, des thyrses non destinés à cet usage. Les unes</text:p>
      <text:p text:style-name="_3c_l_3e_">Lancent des mottes de terre, d’autres des branches d’arbres arrachées,</text:p>
      <text:p text:style-name="_3c_l_3e_">D’autres des pierres. Et comme pour fournir des armes à leur fureur,</text:p>
      <text:p text:style-name="_3c_l_3e_">Le hasard voulut que des bœufs tirant une charrue remuent la terre</text:p>
      <text:p text:style-name="_3c_l_3e_">Et que, non loin de là, de robustes paysans tout en sueur</text:p>
      <text:p text:style-name="_3c_l_3e_">Préparent les récoltes, en creusant péniblement leurs champs.</text:p>
      <text:p text:style-name="_3c_l_3e_">À la vue de la troupe des femmes, ils fuient, laissant sur place</text:p>
      <text:p text:style-name="_3c_l_3e_">Leurs instruments de travail. Dans les champs désertés</text:p>
      <text:p text:style-name="_3c_l_3e_">Gisent épars des sarcloirs, de lourds râteaux et de longues houes.</text:p>
      <text:p text:style-name="_3c_l_3e_">Ces sauvages s’emparent des outils, mettent en pièces les bœufs</text:p>
      <text:p text:style-name="_3c_l_3e_">Aux cornes menaçantes, puis viennent s’en prendre à la vie du poète.</text:p>
      <text:p text:style-name="_3c_l_3e_">Il tendait les mains et alors pour la première fois, ses paroles</text:p>
      <text:p text:style-name="_3c_l_3e_">Restaient sans effet et sa voix ne touchait plus rien ni personne.</text:p>
      <text:p text:style-name="_3c_l_3e_">Les femmes sacrilèges l’achèvent et, ô Juppiter, par cette bouche</text:p>
      <text:p text:style-name="_3c_l_3e_">Écoutée par les rochers et comprise par les bêtes sauvages,</text:p>
      <text:p text:style-name="_3c_l_3e_">Son âme s’est exhalée et s’est éloignée dans le vent.</text:p>
      <text:p text:style-name="_3c_l_3e_">Toi, Orphée, les oiseaux affligés, la foule des bêtes,</text:p>
      <text:p text:style-name="_3c_l_3e_">Les durs rochers, les forêts qui souvent ont suivi ton chant,</text:p>
      <text:p text:style-name="_3c_l_3e_">Tous t’ont pleuré. L’arbre, dépouillé de son feuillage, cheveux rasés,</text:p>
      <text:p text:style-name="_3c_l_3e_">A pris ton deuil ; les fleuves mêmes racontent qu’ils se sont gonflés</text:p>
      <text:p text:style-name="_3c_l_3e_">De leurs propres larmes ; les Naïades et les Dryades couvrirent</text:p>
      <text:p text:style-name="_3c_l_3e_">Leurs voiles de couleur sombre et laissèrent flotter leurs cheveux.</text:p>
      <text:p text:style-name="_3c_l_3e_">Les membres d’Orphée sont dispersés en divers lieux ; toi, l’Hèbre<text:note text:id="ftn55" text:note-class="footnote"><text:note-citation>56</text:note-citation><text:note-body><text:p text:style-name="Footnote">Fleuve de Thrace, cité déjà en 2, 257.</text:p></text:note-body></text:note>,</text:p>
      <text:p text:style-name="_3c_l_3e_">Tu as recueilli sa tête et sa lyre, et – miracle ! –, sa lyre,</text:p>
      <text:p text:style-name="_3c_l_3e_">Glissant au milieu du fleuve, émet une sorte de sanglot plaintif ;</text:p>
      <text:p text:style-name="_3c_l_3e_">Sa langue sans vie murmure, plaintive, et, plaintives, les rives répondent.</text:p>
      <text:p text:style-name="_3c_l_3e_">Maintenant parvenus à la mer ces restes quittent le fleuve familier</text:p>
      <text:p text:style-name="_3c_l_3e_">Et prennent possession du rivage de la Méthymne de Lesbos<text:note text:id="ftn56" text:note-class="footnote"><text:note-citation>57</text:note-citation><text:note-body><text:p text:style-name="Footnote">Méthymne est une ville, au nord de l’île de Lesbos. De l’embouchure de l’Hèbre à Lesbos, les restes ont dû traverser une partie de la mer Égée.</text:p></text:note-body></text:note>.</text:p>
      <text:p text:style-name="_3c_l_3e_">Là un affreux serpent<text:note text:id="ftn57" text:note-class="footnote"><text:note-citation>58</text:note-citation><text:note-body><text:p text:style-name="Footnote">Cette métamorphose, présentée comme une punition d’Apollon, qui protège son poète (cf. vers 8) Orphée, ne semble pas attestée ailleurs. Serait-on en présence d’une étiologie suggérée par une forme particulière de rocher ?</text:p></text:note-body></text:note> veut s’en prendre à cette tête abandonnée</text:p>
      <text:p text:style-name="_3c_l_3e_">Sur ce rivage étranger, à ces cheveux d’où l’eau dégouline.</text:p>
      <text:p text:style-name="_3c_l_3e_">Finalement Phébus survient et écarte le serpent prêt à mordre</text:p>
      <text:p text:style-name="_3c_l_3e_">Et il transforme en pierre sa gueule béante, et ses mâchoires figées</text:p>
      <text:p text:style-name="_3c_l_3e_">Se durcissent, telles qu’elles étaient, largement écartées.</text:p>
      <text:p text:style-name="_3c_l_3e_">L’ombre d’Orphée<text:note text:id="ftn58" text:note-class="footnote"><text:note-citation>59</text:note-citation><text:note-body><text:p text:style-name="Footnote">Évocation de la première descente d’Orphée aux enfers (10, 1-63).</text:p></text:note-body></text:note> se glisse sous terre et il reconnaît tous les lieux</text:p>
      <text:p text:style-name="_3c_l_3e_">Qu’il avait vus avant ; puis, la cherchant dans les champs réservés</text:p>
      <text:p text:style-name="_3c_l_3e_">Aux êtres pieux, il découvre Eurydice et la serre dans ses bras avides.</text:p>
      <text:p text:style-name="_3c_l_3e_">Tantôt tous deux, accordant leurs pas, se promènent en ce lieu ;</text:p>
      <text:p text:style-name="_3c_l_3e_">Tantôt, il la suit et elle le précède ; tantôt il marche le premier,</text:p>
      <text:p text:style-name="_3c_l_3e_">Et sans crainte désormais, Orphée se retourne et regarde son Euryd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label_3e_" style:display-name="&lt;label&gt;" style:family="paragraph" style:parent-style-name="Standard">
      <style:paragraph-properties fo:margin-left="1cm" fo:margin-right="1cm" fo:text-indent="0cm" style:auto-text-indent="false"/>
    </style:style>
    <style:style style:name="_3c_l_3e_" style:display-name="&lt;l&gt;"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04T08:52:17.57</meta:creation-date>
    <dc:date>2019-10-29T11:45:41.43</dc:date>
    <dc:creator>Karolina Suchecka</dc:creator>
    <meta:editing-duration>PT1H57M11S</meta:editing-duration>
    <meta:editing-cycles>8</meta:editing-cycles>
    <meta:generator>OpenOffice/4.1.6$Win32 OpenOffice.org_project/416m1$Build-9790</meta:generator>
    <meta:document-statistic meta:table-count="0" meta:image-count="0" meta:object-count="0" meta:page-count="7" meta:paragraph-count="256" meta:word-count="4878" meta:character-count="27777"/>
  </office:meta>
</office:document-meta>
</file>